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automatic-styles>
    <style:style style:name="P1" style:family="paragraph" style:parent-style-name="Standard">
      <style:paragraph-properties>
        <style:tab-stops>
          <style:tab-stop style:position="7.5in" style:type="right"/>
        </style:tab-stops>
      </style:paragraph-properties>
    </style:style>
    <style:style style:name="P2" style:family="paragraph" style:parent-style-name="Standard">
      <style:paragraph-properties fo:margin-left="-0.5in" fo:margin-right="-0.5in" fo:margin-top="0in" fo:margin-bottom="0in" loext:contextual-spacing="false" fo:line-height="100%" fo:text-align="justify" style:justify-single-word="false" fo:text-indent="0in" style:auto-text-indent="false">
        <style:tab-stops>
          <style:tab-stop style:position="7.5in" style:type="right"/>
        </style:tab-stops>
      </style:paragraph-properties>
      <style:text-properties style:font-name="Roboto Light" fo:font-size="10pt" style:font-name-asian="Roboto Light1" style:font-size-asian="10pt" style:font-name-complex="Roboto Light1" style:font-size-complex="10pt"/>
    </style:style>
    <style:style style:name="P3" style:family="paragraph" style:parent-style-name="Standard">
      <style:paragraph-properties fo:margin-left="-0.5in" fo:margin-right="-0.5in" fo:margin-top="0in" fo:margin-bottom="0in" loext:contextual-spacing="false" fo:line-height="100%" fo:text-indent="0in" style:auto-text-indent="false">
        <style:tab-stops>
          <style:tab-stop style:position="7.5in" style:type="right"/>
        </style:tab-stops>
      </style:paragraph-properties>
      <style:text-properties style:font-name="Roboto Light" fo:font-size="10pt" style:font-name-asian="Roboto Light1" style:font-size-asian="10pt" style:font-name-complex="Roboto Light1" style:font-size-complex="10pt"/>
    </style:style>
    <style:style style:name="P4" style:family="paragraph" style:parent-style-name="Standard">
      <style:paragraph-properties fo:margin-left="-0.5in" fo:margin-right="-0.5in" fo:margin-top="0in" fo:margin-bottom="0in" loext:contextual-spacing="false" fo:line-height="100%" fo:text-align="center" style:justify-single-word="false" fo:text-indent="0in" style:auto-text-indent="false">
        <style:tab-stops>
          <style:tab-stop style:position="7.5in" style:type="right"/>
        </style:tab-stops>
      </style:paragraph-properties>
    </style:style>
    <style:style style:name="P5" style:family="paragraph" style:parent-style-name="Standard">
      <style:paragraph-properties fo:margin-left="-0.5in" fo:margin-right="-0.5in" fo:margin-top="0in" fo:margin-bottom="0in" loext:contextual-spacing="false" fo:line-height="100%" fo:text-indent="0in" style:auto-text-indent="false">
        <style:tab-stops>
          <style:tab-stop style:position="7.5in" style:type="right"/>
        </style:tab-stops>
      </style:paragraph-properties>
    </style:style>
    <style:style style:name="P6" style:family="paragraph" style:parent-style-name="Standard" style:master-page-name="Standard">
      <style:paragraph-properties fo:margin-left="-0.5in" fo:margin-right="-0.5in" fo:margin-top="0in" fo:margin-bottom="0in" loext:contextual-spacing="false" fo:line-height="100%" fo:text-align="justify" style:justify-single-word="false" fo:text-indent="0in" style:auto-text-indent="false" style:page-number="1">
        <style:tab-stops>
          <style:tab-stop style:position="7.5in" style:type="right"/>
        </style:tab-stops>
      </style:paragraph-properties>
      <style:text-properties fo:font-size="9pt" style:font-size-asian="9pt" style:font-size-complex="9pt"/>
    </style:style>
    <style:style style:name="P7" style:family="paragraph" style:parent-style-name="Standard">
      <style:paragraph-properties fo:margin-left="-0.5in" fo:margin-right="-0.5in" fo:line-height="100%" fo:text-indent="0in" style:auto-text-indent="false">
        <style:tab-stops>
          <style:tab-stop style:position="7.5in" style:type="right"/>
        </style:tab-stops>
      </style:paragraph-properties>
    </style:style>
    <style:style style:name="P8" style:family="paragraph" style:parent-style-name="Standard">
      <style:paragraph-properties fo:margin-left="-0.5in" fo:margin-right="-0.5in" fo:line-height="100%" fo:text-indent="0in" style:auto-text-indent="false">
        <style:tab-stops>
          <style:tab-stop style:position="7.5in" style:type="right"/>
        </style:tab-stops>
      </style:paragraph-properties>
      <style:text-properties style:font-name="Roboto Light" fo:font-size="10pt" style:font-name-asian="Roboto Light1" style:font-size-asian="10pt" style:font-name-complex="Roboto Light1" style:font-size-complex="10pt"/>
    </style:style>
    <style:style style:name="P9" style:family="paragraph" style:parent-style-name="Standard">
      <style:paragraph-properties fo:margin-left="-0.5626in" fo:margin-right="-0.5in" fo:text-indent="0in" style:auto-text-indent="false">
        <style:tab-stops>
          <style:tab-stop style:position="7.5in" style:type="right"/>
        </style:tab-stops>
      </style:paragraph-properties>
      <style:text-properties style:font-name="Roboto Light" fo:font-size="10pt" style:font-name-asian="Roboto Light1" style:font-size-asian="10pt" style:font-name-complex="Roboto Light1" style:font-size-complex="10pt"/>
    </style:style>
    <style:style style:name="P10" style:family="paragraph" style:parent-style-name="Standard">
      <style:paragraph-properties fo:margin-left="-0.5626in" fo:margin-right="-0.5in" fo:text-align="center" style:justify-single-word="false" fo:text-indent="0in" style:auto-text-indent="false">
        <style:tab-stops>
          <style:tab-stop style:position="7.5in" style:type="right"/>
        </style:tab-stops>
      </style:paragraph-properties>
    </style:style>
    <style:style style:name="P11" style:family="paragraph" style:parent-style-name="Standard">
      <style:paragraph-properties fo:margin-left="-0.5626in" fo:margin-right="-0.5in" fo:line-height="100%" fo:text-indent="0in" style:auto-text-indent="false">
        <style:tab-stops>
          <style:tab-stop style:position="7.5in" style:type="right"/>
        </style:tab-stops>
      </style:paragraph-properties>
      <style:text-properties fo:font-size="9pt" style:font-size-asian="9pt" style:font-size-complex="9pt"/>
    </style:style>
    <style:style style:name="P12" style:family="paragraph" style:parent-style-name="Standard">
      <style:paragraph-properties fo:margin-top="0.1665in" fo:margin-bottom="0.1665in" loext:contextual-spacing="false" fo:line-height="100%" fo:text-align="justify" style:justify-single-word="false">
        <style:tab-stops>
          <style:tab-stop style:position="7.5in" style:type="right"/>
        </style:tab-stops>
      </style:paragraph-properties>
    </style:style>
    <style:style style:name="P13" style:family="paragraph" style:parent-style-name="Heading_20_2">
      <style:paragraph-properties fo:margin-left="-0.5in" fo:margin-right="-0.5in" fo:margin-top="0in" fo:margin-bottom="0in" loext:contextual-spacing="false" fo:line-height="100%" fo:text-align="center" style:justify-single-word="false" fo:keep-together="auto" fo:text-indent="0in" style:auto-text-indent="false" fo:keep-with-next="auto">
        <style:tab-stops>
          <style:tab-stop style:position="7.5in" style:type="right"/>
        </style:tab-stops>
      </style:paragraph-properties>
    </style:style>
    <style:style style:name="P14" style:family="paragraph" style:parent-style-name="Heading_20_2">
      <style:paragraph-properties fo:margin-left="-0.5in" fo:margin-right="-0.5in" fo:margin-top="0in" fo:margin-bottom="0in" loext:contextual-spacing="false" fo:line-height="100%" fo:keep-together="auto" fo:text-indent="0in" style:auto-text-indent="false" fo:keep-with-next="auto">
        <style:tab-stops>
          <style:tab-stop style:position="7.5in" style:type="right"/>
        </style:tab-stops>
      </style:paragraph-properties>
    </style:style>
    <style:style style:name="P15" style:family="paragraph">
      <loext:graphic-properties draw:fill="solid" draw:fill-color="#a0a0a0"/>
      <style:paragraph-properties fo:text-align="center"/>
    </style:style>
    <style:style style:name="T1" style:family="text">
      <style:text-properties style:font-name="Roboto Light" fo:font-size="23pt" style:font-name-asian="Roboto Light1" style:font-size-asian="23pt" style:font-name-complex="Roboto Light1" style:font-size-complex="23pt"/>
    </style:style>
    <style:style style:name="T2" style:family="text">
      <style:text-properties style:font-name="Roboto Light" fo:font-size="10pt" style:font-name-asian="Roboto Light1" style:font-size-asian="10pt" style:font-name-complex="Roboto Light1" style:font-size-complex="10pt"/>
    </style:style>
    <style:style style:name="T3" style:family="text">
      <style:text-properties style:font-name="Roboto Light" fo:font-size="10pt" style:text-underline-style="solid" style:text-underline-width="auto" style:text-underline-color="font-color" style:font-name-asian="Roboto Light1" style:font-size-asian="10pt" style:font-name-complex="Roboto Light1" style:font-size-complex="10pt"/>
    </style:style>
    <style:style style:name="T4" style:family="text">
      <style:text-properties style:font-name="Roboto Light" fo:font-size="10pt" fo:font-style="italic" style:font-name-asian="Roboto Light1" style:font-size-asian="10pt" style:font-style-asian="italic" style:font-name-complex="Roboto Light1" style:font-size-complex="10pt"/>
    </style:style>
    <style:style style:name="T5" style:family="text">
      <style:text-properties style:font-name="Roboto Light" fo:font-size="10pt" fo:font-weight="bold" style:font-name-asian="Roboto Light1" style:font-size-asian="10pt" style:font-weight-asian="bold" style:font-name-complex="Roboto Light1" style:font-size-complex="10pt"/>
    </style:style>
    <style:style style:name="T6" style:family="text">
      <style:text-properties style:font-name="Roboto Light" fo:font-size="11pt" fo:font-weight="bold" style:font-name-asian="Roboto Light1" style:font-size-asian="11pt" style:font-weight-asian="bold" style:font-name-complex="Roboto Light1" style:font-size-complex="11pt"/>
    </style:style>
    <style:style style:name="T7" style:family="text">
      <style:text-properties style:font-name="Roboto Light" fo:font-size="1pt" fo:font-style="italic" style:font-name-asian="Roboto Light1" style:font-size-asian="1pt" style:font-style-asian="italic" style:font-name-complex="Roboto Light1" style:font-size-complex="1pt"/>
    </style:style>
    <style:style style:name="T8" style:family="text">
      <style:text-properties style:font-name="Roboto Light" fo:font-size="7pt" style:font-name-asian="Roboto Light1" style:font-size-asian="7pt" style:font-name-complex="Roboto Light1" style:font-size-complex="7pt"/>
    </style:style>
    <style:style style:name="T9" style:family="text">
      <style:text-properties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0" style:family="text">
      <style:text-properties style:font-name="Roboto" fo:font-size="10pt" fo:font-weight="bold" style:font-name-asian="Roboto1" style:font-size-asian="10pt" style:font-weight-asian="bold" style:font-name-complex="Roboto1" style:font-size-complex="10pt"/>
    </style:style>
    <style:style style:name="T11" style:family="text">
      <style:text-properties style:font-name="Roboto" fo:font-size="10pt" style:font-name-asian="Roboto1" style:font-size-asian="10pt" style:font-name-complex="Roboto1" style:font-size-complex="10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
      <text:p text:style-name="P4"><text:span text:style-name="T1">Chelsea B Briggs</text:span></text:p>
      <text:p text:style-name="P4"><text:span text:style-name="T2">Fort Collins, CO | (970) 237-1402 | <text:s/>jamisonchelsea3@gmail.com <text:s/>| </text:span><text:a xlink:type="simple" xlink:href="https://linkedin.com/jamestkirk2021" text:style-name="ListLabel_20_1" text:visited-style-name="ListLabel_20_1"><text:span text:style-name="T2"><text:s/></text:span></text:a><text:a xlink:type="simple" xlink:href="https://linkedin.com/jamestkirk2021" text:style-name="ListLabel_20_2" text:visited-style-name="ListLabel_20_2"><text:span text:style-name="T3">LinkedIn</text:span></text:a><text:span text:style-name="T2"> </text:span></text:p>
      <text:p text:style-name="P13"><text:bookmark text:name="_g7t81o78aqk7"/><text:span text:style-name="T6">CYBERSECURITY ANALYST | RISK MANAGEMENT | SECURITY OPERATIONS</text:span></text:p>
      <text:p text:style-name="P1"/>
      <text:p text:style-name="P5"><text:span text:style-name="T7"><text:s/></text:span></text:p>
      <text:p text:style-name="P5"><text:span text:style-name="T2">Cybersecurity Professional with more than 450 hours of classroom and lab experience in information security. Self-motivated professional with an investigative mindset. Proven ability to adapt to new surroundings while remaining observant and accurately assessing key security risks and vulnerabilities. Experienced in healthcare and information technology and committed to pursuing a career in Cyber Threat Intelligence.</text:span></text:p>
      <text:p text:style-name="P3"/>
      <text:p text:style-name="P14"><text:bookmark text:name="_vobzztw0yxe9"/><text:span text:style-name="T9">QUALIFICATIONS</text:span></text:p>
      <text:p text:style-name="P1"/>
      <text:p text:style-name="P5"><text:span text:style-name="T2">●</text:span><text:span text:style-name="T8"> <text:s text:c="5"/></text:span><text:span text:style-name="T2">Network Monitoring, Intrusion Detection/Prevention Systems, Vulnerability Scanning</text:span></text:p>
      <text:p text:style-name="P5"><text:span text:style-name="T2">●</text:span><text:span text:style-name="T8"> <text:s text:c="5"/></text:span><text:span text:style-name="T2">Working knowledge of database and operating system security</text:span></text:p>
      <text:p text:style-name="P5"><text:span text:style-name="T2">●</text:span><text:span text:style-name="T8"> <text:s text:c="5"/></text:span><text:span text:style-name="T2">Excellent communication skills with the ability to present value and overcome objections (5+ years)</text:span></text:p>
      <text:p text:style-name="P5"><text:span text:style-name="T2">●</text:span><text:span text:style-name="T8"> <text:s text:c="5"/></text:span><text:span text:style-name="T2">Willing to learn more about SIEM technologies like IBM QRadar; Some experience with Splunk.</text:span></text:p>
      <text:p text:style-name="P5"><text:span text:style-name="T2">_____________________________________________________________________________________________________________________________</text:span></text:p>
      <text:p text:style-name="P14"><text:bookmark text:name="_dqsif09gq15y"/><text:span text:style-name="T9">CERTIFICATIONS</text:span></text:p>
      <text:p text:style-name="P1"/>
      <text:p text:style-name="P5"><text:span text:style-name="T2">CompTIA </text:span><text:span text:style-name="T5">Security+</text:span><text:span text:style-name="T2"> <text:s text:c="106"/><text:tab/>Expected February 2023</text:span></text:p>
      <text:p text:style-name="P5"><text:span text:style-name="T2">CompTIA </text:span><text:span text:style-name="T5">Network+</text:span><text:span text:style-name="T2"> <text:s text:c="106"/><text:tab/>Expected February 2023</text:span></text:p>
      <text:p text:style-name="P5"><text:span text:style-name="T2">CompTIA </text:span><text:span text:style-name="T5">A+ <text:s text:c="121"/><text:tab/></text:span><text:span text:style-name="T2">Expected March 2023</text:span></text:p>
      <text:p text:style-name="P5"><text:span text:style-name="T2">_____________________________________________________________________________________________________________________________</text:span></text:p>
      <text:p text:style-name="P14"><text:bookmark text:name="_mag7h6uaibm"/><text:span text:style-name="T9">RELEVANT TRAINING</text:span></text:p>
      <text:p text:style-name="P1"/>
      <text:p text:style-name="P5"><text:span text:style-name="T5">Cybersecurity Engineering Program</text:span><text:span text:style-name="T2">, Flatiron School, Online <text:s text:c="31"/><text:tab/>September 2022 – January 2023</text:span></text:p>
      <text:p text:style-name="P5"><text:soft-page-break/><text:span text:style-name="T4">Coursework includes 15 weeks of intensive classroom and lab-based training in security concepts including:</text:span></text:p>
      <text:p text:style-name="P5"><text:span text:style-name="T2">●</text:span><text:span text:style-name="T8"> <text:s/></text:span><text:span text:style-name="T10">Application Security</text:span><text:span text:style-name="T2"> – OWASP, CORS, SQL, Command Injection, DoS &amp; DDoS, Vulnerability Scanning, etc.</text:span></text:p>
      <text:p text:style-name="P5"><text:span text:style-name="T2">●</text:span><text:span text:style-name="T8"> <text:s/></text:span><text:span text:style-name="T10">Cryptography</text:span><text:span text:style-name="T2"> - Stream &amp; Block Ciphers, OpenSSL, Certificate Management</text:span></text:p>
      <text:p text:style-name="P5"><text:span text:style-name="T2">●</text:span><text:span text:style-name="T8"> <text:s/></text:span><text:span text:style-name="T10">Co</text:span><text:span text:style-name="T5">mpliance:</text:span><text:span text:style-name="T2"> GRC (NIST 800-53, ISO 27001, HIPAA, GDPR, PCI-DSS, SOX), Risk Management</text:span></text:p>
      <text:p text:style-name="P5"><text:span text:style-name="T2">●</text:span><text:span text:style-name="T8"> <text:s/></text:span><text:span text:style-name="T10">Logs and Detection</text:span><text:span text:style-name="T2"> - SIEMs (Splunk), Log Types, Databases, Normalization, RegEX, Hunting, Alarms &amp; Reports, Investigations, User and Process Monitoring</text:span></text:p>
      <text:p text:style-name="P5"><text:span text:style-name="T2">●</text:span><text:span text:style-name="T8"> <text:s text:c="2"/></text:span><text:span text:style-name="T10">Networking</text:span><text:span text:style-name="T2"> - OSI &amp; TCP/IP Models, Routing, Protocols, Encapsulation, Framing, NAT Networks, VLANs, Routers, Switches, Hubs</text:span></text:p>
      <text:p text:style-name="P5"><text:span text:style-name="T2">●</text:span><text:span text:style-name="T8"> <text:s/></text:span><text:span text:style-name="T10">Wireless Networking</text:span><text:span text:style-name="T5">:</text:span><text:span text:style-name="T2"> WEP, WPA, WPA2, AES</text:span></text:p>
      <text:p text:style-name="P5"><text:span text:style-name="T2">●</text:span><text:span text:style-name="T8"> <text:s/></text:span><text:span text:style-name="T10">Network Security</text:span><text:span text:style-name="T2"> - Wireshark &amp; Filters, Port Forwarding, VPNs, Port Scanning, Bind &amp; Reverse Shells, IDS/IPS, Firewalls and WAFs, Rule Writing, Vulnerability Management, MITM Attacks, DNS Security, Honeypot, Nmap</text:span></text:p>
      <text:p text:style-name="P5"><text:span text:style-name="T2">●</text:span><text:span text:style-name="T8"> <text:s/></text:span><text:span text:style-name="T10">Strategy and Analysis</text:span><text:span text:style-name="T2"> - Strategic Planning, Leadership, Operational Design, Decision Making Cycle</text:span></text:p>
      <text:p text:style-name="P5"><text:span text:style-name="T2">●</text:span><text:span text:style-name="T8"> <text:s/></text:span><text:span text:style-name="T10">Systems</text:span><text:span text:style-name="T2"> - VMs, x86/ARM Architecture, Linux, Windows, Memory, Storage, Python, Cloud</text:span></text:p>
      <text:p text:style-name="P5"><text:span text:style-name="T2">●</text:span><text:span text:style-name="T8"> <text:s/></text:span><text:span text:style-name="T10">Systems Administration</text:span><text:span text:style-name="T2"> - Windows, Unix/Linux, VyOS, Debian </text:span><text:span text:style-name="T5">Computer Programs</text:span><text:span text:style-name="T2">: VirtualBox, Splunk SIEM, Rapid7, Nexpose, Wireshark</text:span></text:p>
      <text:p text:style-name="P5"><text:span text:style-name="T2">●</text:span><text:span text:style-name="T8"> <text:s/></text:span><text:span text:style-name="T10">Systems Security</text:span><text:span text:style-name="T2"> - OWASP Secure Coding Practices, Input Validation, Session Management, Encoding, Debugging, Buffer Overflows, Code Injection, Cloud Security Infrastructure, Hypervisors</text:span></text:p>
      <text:p text:style-name="P5"><text:span text:style-name="T2">●</text:span><text:span text:style-name="T8"> <text:s/></text:span><text:span text:style-name="T10">Server Technologies:</text:span><text:span text:style-name="T2"> Remote Management, Virtual Machine, back up</text:span></text:p>
      <text:p text:style-name="P5"><text:span text:style-name="T2">●</text:span><text:span text:style-name="T8"> <text:s/></text:span><text:span text:style-name="T10">Threat Intelligence</text:span><text:span text:style-name="T2"> - CTI Sources and Methods, Threat Actors, Social Engineering, CTI Cycle &amp; Process, Cyber Kill Chain, CTI Diamond Model, Cyber Mission Analysis</text:span></text:p>
      <text:p text:style-name="P5"><text:span text:style-name="T2">_____________________________________________________________________________________________________________________________</text:span></text:p>
      <text:p text:style-name="P14"><text:bookmark text:name="_ksc2umk1j5p9"/><text:span text:style-name="T9">CYBER SECURITY PROJECTS</text:span></text:p>
      <text:p text:style-name="P1"/>
      <text:p text:style-name="P5"><text:span text:style-name="T2">●</text:span><text:span text:style-name="T8"> <text:s/></text:span><text:span text:style-name="T2">Gained understanding of Splunk SIEM console by initiating logging on the systems and integrating the logs with each console. Deployed both consoles on different VMs.</text:span></text:p>
      <text:p text:style-name="P5"><text:span text:style-name="T2">●</text:span><text:span text:style-name="T8"> <text:s/></text:span><text:span text:style-name="T2">Installed Windows Servers, Linux Servers, and virtual machines running Kali-Linux and Ubuntu.</text:span></text:p>
      <text:p text:style-name="P5"><text:span text:style-name="T2">●</text:span><text:span text:style-name="T8"> <text:s/></text:span><text:span text:style-name="T2">Utilized Nmap and Wireshark to perform network discovery, packet capture and traffic analysis.</text:span></text:p>
      <text:p text:style-name="P5"><text:span text:style-name="T2">●</text:span><text:span text:style-name="T8"> <text:s/></text:span><text:span text:style-name="T2">Via Capstone project, gained hands-on experience handling security incidents, including review of raw log files, data correlation, and analysis. Actively hunted for and dissected previously unidentified threats. Differentiated between potential intrusion attempts and false alarms.</text:span></text:p>
      <text:p text:style-name="P3"/>
      <text:p text:style-name="P14"><text:bookmark text:name="_5a8nem2ytqv3"/><text:span text:style-name="T9">OTHER PROFESSIONAL EXPERIENCE</text:span></text:p>
      <text:p text:style-name="P1"/>
      <text:p text:style-name="P5"><text:span text:style-name="T10">Patient Access Representative / Medical Assistant</text:span></text:p>
      <text:p text:style-name="P5"><text:span text:style-name="T2">UCHealth, Loveland, CO <text:s text:c="102"/><text:tab/>June 2016 – April 2021</text:span></text:p>
      <text:p text:style-name="P3"><text:soft-page-break/></text:p>
      <text:p text:style-name="P5"><text:span text:style-name="T2">●</text:span><text:span text:style-name="T8"> <text:s/></text:span><text:span text:style-name="T2">Performs basic clinical skills and specimen collection. Monitors and communicates changes in patient conditions. Documents patient care provided.</text:span></text:p>
      <text:p text:style-name="P5"><text:span text:style-name="T2">●</text:span><text:span text:style-name="T8"> <text:s/></text:span><text:span text:style-name="T2">Maintains equipment and medical supplies, including reordering, stocking, cleaning, and troubleshooting. Maintains examination areas.</text:span></text:p>
      <text:p text:style-name="P5"><text:span text:style-name="T2">●</text:span><text:span text:style-name="T8"> <text:s/></text:span><text:span text:style-name="T2">Performs administrative or clerical duties as assigned, including filing, reception, scheduling, data entry, and patient registration.</text:span></text:p>
      <text:p text:style-name="P5"><text:span text:style-name="T2">●</text:span><text:span text:style-name="T8"> <text:s/></text:span><text:span text:style-name="T2">Within the scope of the job, it requires critical thinking skills, decisive judgment, and the ability to work with minimal supervision.</text:span></text:p>
      <text:p text:style-name="P5"><text:span text:style-name="T2">●</text:span><text:span text:style-name="T8"> <text:s/></text:span><text:span text:style-name="T2">Meets with patient and/or patient's caregiver to exchange necessary information and documentation. Provides explanation of visit, instructions, and addresses concerns and questions.</text:span></text:p>
      <text:p text:style-name="P5"><text:span text:style-name="T2">●</text:span><text:span text:style-name="T8"> <text:s/></text:span><text:span text:style-name="T2">Determines and accepts required payments, including co-pays and deductibles, or refers to financial counselors for follow up. Ensures that all necessary demographic, billing, and clinical information is obtained and entered in the registration system with timeliness and accuracy.</text:span></text:p>
      <text:p text:style-name="P5"><text:span text:style-name="T2">●</text:span><text:span text:style-name="T8"> <text:s/></text:span><text:span text:style-name="T2">Communicates with the referring provider's office, clinical department(s), and/or other appropriate personnel to exchange necessary information and determine schedule.</text:span></text:p>
      <text:p text:style-name="P5"><text:span text:style-name="T2">●</text:span><text:span text:style-name="T8"> <text:s/></text:span><text:span text:style-name="T2">Verifies insurance benefits and obtains pre-certification/authorization as necessary.</text:span></text:p>
      <text:p text:style-name="P5"><text:span text:style-name="T2">_____________________________________________________________________________________________________________________________</text:span></text:p>
      <text:p text:style-name="P14"><text:bookmark text:name="_bbbltrpd1562"/><text:span text:style-name="T9">EDUCATION</text:span></text:p>
      <text:p text:style-name="P1"/>
      <text:p text:style-name="P7"><text:span text:style-name="T10">Flatiron School</text:span><text:span text:style-name="T2"> | Cybersecurity Engineering Program (Online) Certificate <text:s text:c="44"/><text:tab/>January 2023</text:span></text:p>
      <text:p text:style-name="P7"><text:span text:style-name="T2">GPA 4.0</text:span></text:p>
      <text:p text:style-name="P8"/>
      <text:p text:style-name="P7"><text:span text:style-name="T10">Front Range Community College</text:span><text:span text:style-name="T2"> | Fort Collins, CO | Assistant Teacher Certificate <text:s text:c="27"/><text:tab/>February 2020</text:span></text:p>
      <text:p text:style-name="P7"><text:span text:style-name="T2">GPA 4.0 </text:span></text:p>
      <text:p text:style-name="P8"/>
      <text:p text:style-name="P7"><text:span text:style-name="T10">IBMC</text:span><text:span text:style-name="T2"> | Fort Collins, CO | Associate's Degree - Medical Assistant <text:s text:c="63"/><text:tab/>May 2016</text:span></text:p>
      <text:p text:style-name="P7"><text:span text:style-name="T2">GPA 3.8, Dean Honor Roll</text:span></text:p>
      <text:p text:style-name="P9"/>
      <text:p text:style-name="P10"><draw:rect text:anchor-type="as-char" style:rel-width="100%" draw:z-index="0" draw:style-name="gr1" draw:text-style-name="P15" svg:width="0.0012in" svg:height="0.0213in"><text:p/></draw:rect></text:p>
      <text:p text:style-name="P12"><text:span text:style-name="T11"><text:s/></text:span></text:p>
      <text:p text:style-name="P1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Light" fo:font-family="'Roboto Light'" style:font-family-generic="roman" style:font-pitch="variable" fo:font-size="10pt" style:font-name-asian="Roboto Light1" style:font-family-asian="'Roboto Light'" style:font-family-generic-asian="system" style:font-pitch-asian="variable" style:font-size-asian="10pt" style:font-name-complex="Roboto Light1" style:font-family-complex="'Roboto Light'"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Roboto Light" fo:font-family="'Roboto Light'" style:font-family-generic="roman" style:font-pitch="variable" fo:font-size="10pt" style:text-underline-style="solid" style:text-underline-width="auto" style:text-underline-color="font-color" style:font-name-asian="Roboto Light1" style:font-family-asian="'Roboto Light'" style:font-family-generic-asian="system" style:font-pitch-asian="variable" style:font-size-asian="10pt" style:font-name-complex="Roboto Light1" style:font-family-complex="'Roboto Light'"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3752in" fo:margin-bottom="1in" fo:margin-left="1in" fo:margin-right="1in" style:writing-mode="lr-tb" style:layout-grid-color="#c0c0c0" style:layout-grid-lines="2444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9" meta:word-count="698" meta:character-count="6304" meta:non-whitespace-character-count="4998"/>
    <meta:generator>LibreOfficeDev/6.0.5.2$Linux_X86_64 LibreOffice_project/</meta:generator>
  </office:meta>
</office:document-meta>
</file>